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118in"/>
    </style:style>
    <style:style style:name="co3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138in solid #000000" style:text-align-source="fix" style:repeat-content="false" fo:border-left="none" fo:border-right="none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138in solid #000000" fo:border-left="0.0138in solid #000000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0138in solid #0000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00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138in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138in solid #000000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13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0138in solid #000000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I föregående iteration så jobbade jag med att skapa alla olika "states",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Alltså, startskärmen, menyn etc. Tanken med states är att man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ska kunna separera de olika delarna i spelet på ett smidigt sätt.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Förutom det så skapade jag en fungerande meny. Sen gjord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tester på detta och ett testfall samt testrapport skapades.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 table:style-name="ce9" table:number-columns-repeated="2"/>
          <table:table-cell table:number-columns-repeated="2"/>
        </table:table-row>
        <table:table-row table:style-name="ro1">
          <table:table-cell table:style-name="ce2" office:value-type="string">
            <text:p>Tidsrapport</text:p>
          </table:table-cell>
          <table:table-cell table:style-name="ce10" table:number-columns-repeated="4"/>
        </table:table-row>
        <table:table-row table:style-name="ro1">
          <table:table-cell table:style-name="ce3" office:value-type="string">
            <text:p>Krav</text:p>
          </table:table-cell>
          <table:table-cell table:style-name="ce11" office:value-type="string">
            <text:p>Uppgift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Skattad tid</text:p>
          </table:table-cell>
          <table:table-cell table:style-name="ce11" office:value-type="string">
            <text:p>Verklig tid</text:p>
          </table:table-cell>
        </table:table-row>
        <table:table-row table:style-name="ro1">
          <table:table-cell table:style-name="ce4"/>
          <table:table-cell table:style-name="ce11" office:value-type="string">
            <text:p>Fortsatt arbete med förståelse av XNA</text:p>
          </table:table-cell>
          <table:table-cell table:style-name="ce11" office:value-type="string">
            <text:p>Klar, fortlöpande vid behov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</table:table-row>
        <table:table-row table:style-name="ro1">
          <table:table-cell table:style-name="ce4"/>
          <table:table-cell table:style-name="ce11" office:value-type="string">
            <text:p>Handledarmöte</text:p>
          </table:table-cell>
          <table:table-cell table:style-name="ce13" office:value-type="string">
            <text:p>Klar</text:p>
          </table:table-cell>
          <table:table-cell table:style-name="ce14" office:value-type="string">
            <text:p>1,5</text:p>
          </table:table-cell>
          <table:table-cell table:style-name="ce12" office:value-type="float" office:value="1.5">
            <text:p>1.5</text:p>
          </table:table-cell>
        </table:table-row>
        <table:table-row table:style-name="ro1">
          <table:table-cell table:style-name="ce4"/>
          <table:table-cell table:style-name="ce11" office:value-type="string">
            <text:p>Basic state management</text:p>
          </table:table-cell>
          <table:table-cell table:style-name="ce13" office:value-type="string">
            <text:p>Klar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0">
            <text:p>10</text:p>
          </table:table-cell>
        </table:table-row>
        <table:table-row table:style-name="ro1">
          <table:table-cell table:style-name="ce4"/>
          <table:table-cell table:style-name="ce11" office:value-type="string">
            <text:p>Testspec m testfall</text:p>
          </table:table-cell>
          <table:table-cell table:style-name="ce13" office:value-type="string">
            <text:p>Klar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</table:table-row>
        <table:table-row table:style-name="ro1">
          <table:table-cell table:style-name="ce4"/>
          <table:table-cell table:style-name="ce12" office:value-type="string">
            <text:p>Systemtest med testrapport</text:p>
          </table:table-cell>
          <table:table-cell table:style-name="ce13" office:value-type="string">
            <text:p>Klar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table:style-name="ce4"/>
          <table:table-cell table:style-name="ce12" office:value-type="string">
            <text:p>Skapa iterationsplan 2</text:p>
          </table:table-cell>
          <table:table-cell table:style-name="ce13" office:value-type="string">
            <text:p>Klar</text:p>
          </table:table-cell>
          <table:table-cell table:number-columns-repeated="2" table:style-name="ce12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P1</text:p>
          </table:table-cell>
          <table:table-cell table:style-name="ce5" office:value-type="string">
            <text:p>Basic meny</text:p>
          </table:table-cell>
          <table:table-cell table:style-name="ce5" office:value-type="string">
            <text:p>Klar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table:style-name="ce6" table:number-columns-repeated="5"/>
        </table:table-row>
        <table:table-row table:style-name="ro1">
          <table:table-cell table:style-name="ce6" table:number-columns-repeated="2"/>
          <table:table-cell table:style-name="ce5" office:value-type="string">
            <text:p>Summa</text:p>
          </table:table-cell>
          <table:table-cell table:style-name="ce5" office:value-type="string">
            <text:p>28,5</text:p>
          </table:table-cell>
          <table:table-cell table:style-name="ce15" table:formula="of:=SUM([.E12:.E18])" office:value-type="float" office:value="23.5">
            <text:p>23.5</text:p>
          </table:table-cell>
        </table:table-row>
        <table:table-row table:style-name="ro1">
          <table:table-cell table:style-name="ce6" table:number-columns-repeated="2"/>
          <table:table-cell table:style-name="ce5" office:value-type="string">
            <text:p>föregående iteration</text:p>
          </table:table-cell>
          <table:table-cell table:style-name="ce5"/>
          <table:table-cell table:style-name="ce5" office:value-type="string">
            <text:p>18,1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>
            <text:p>Krav</text:p>
          </table:table-cell>
          <table:table-cell table:style-name="ce7" office:value-type="string">
            <text:p>Uppgift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Skattad tid</text:p>
          </table:table-cell>
          <table:table-cell table:style-name="ce7" office:value-type="string">
            <text:p>Verklig tid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Skapa paus state</text:p>
          </table:table-cell>
          <table:table-cell office:value-type="string">
            <text:p>Klar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Lägg till funktionalitet för spelarens kontroller.</text:p>
          </table:table-cell>
          <table:table-cell office:value-type="string">
            <text:p>Klar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Skapa spelarens farkost, samt hantering för den</text:p>
          </table:table-cell>
          <table:table-cell office:value-type="string">
            <text:p>Klar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Skapa vapen till farkost, samt hantering för den</text:p>
          </table:table-cell>
          <table:table-cell office:value-type="string">
            <text:p>Klar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Fixa hitbox för vapen och kolla ifall fiende är träffad.</text:p>
          </table:table-cell>
          <table:table-cell office:value-type="string">
            <text:p>Klar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Testa farkosten efter implementation</text:p>
          </table:table-cell>
          <table:table-cell office:value-type="string">
            <text:p>Klar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office:value-type="string">
            <text:p>F5, F6</text:p>
          </table:table-cell>
          <table:table-cell office:value-type="string">
            <text:p>Skapa hantering för sprites.</text:p>
          </table:table-cell>
          <table:table-cell office:value-type="string">
            <text:p>Klar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kapa iterationsplan 3</text:p>
          </table:table-cell>
          <table:table-cell office:value-type="string">
            <text:p>Klar</text:p>
          </table:table-cell>
          <table:table-cell table:number-columns-repeated="2" table:style-name="ce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table:style-name="ce8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Skapa fler fiender, samt render mer än en.</text:p>
          </table:table-cell>
          <table:table-cell office:value-type="string">
            <text:p>Klar</text:p>
          </table:table-cell>
          <table:table-cell table:number-columns-repeated="2" table:style-name="ce8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style-name="ce8" table:number-columns-repeated="2"/>
        </table:table-row>
        <table:table-row table:style-name="ro1">
          <table:table-cell table:number-columns-repeated="2"/>
          <table:table-cell table:style-name="ce5" office:value-type="string">
            <text:p>Summa</text:p>
          </table:table-cell>
          <table:table-cell table:formula="of:=SUM([.D26:.D35])" office:value-type="float" office:value="25.5">
            <text:p>25.5</text:p>
          </table:table-cell>
          <table:table-cell table:style-name="ce15" table:formula="of:=SUM([.E26:.E36])" office:value-type="float" office:value="30.5">
            <text:p>30.5</text:p>
          </table:table-cell>
        </table:table-row>
        <table:table-row table:style-name="ro1">
          <table:table-cell table:number-columns-repeated="2"/>
          <table:table-cell table:style-name="ce5" office:value-type="string">
            <text:p>föregående iteration</text:p>
          </table:table-cell>
          <table:table-cell table:style-name="ce5"/>
          <table:table-cell table:style-name="ce5" office:value-type="string">
            <text:p>23,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4/27/2014</text:date>, <text:time>21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7M18S</meta:editing-duration>
    <meta:editing-cycles>9</meta:editing-cycles>
    <meta:generator>OpenOffice/4.0.1$Win32 OpenOffice.org_project/401m5$Build-9714</meta:generator>
    <dc:date>2014-04-27T21:42:31.81</dc:date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